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4ff1"/>
    </style:style>
    <style:style style:name="P2" style:family="paragraph" style:parent-style-name="Standard">
      <style:text-properties officeooo:rsid="00024ff1" officeooo:paragraph-rsid="00024ff1"/>
    </style:style>
    <style:style style:name="T1" style:family="text">
      <style:text-properties officeooo:rsid="00024ff1"/>
    </style:style>
    <style:style style:name="T2" style:family="text">
      <style:text-properties style:text-position="super 58%" officeooo:rsid="00024ff1"/>
    </style:style>
    <style:style style:name="T3" style:family="text">
      <style:text-properties officeooo:rsid="00028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tance sampling estimates of rock densities.</text:p>
      <text:p text:style-name="P2"/>
      <text:p text:style-name="P2">I used a transect length of 278 m for burned, and 187 m for unburned.</text:p>
      <text:p text:style-name="P2"/>
      <text:p text:style-name="P2">The density estimates per square meter were:</text:p>
      <text:p text:style-name="P2"/>
      <text:p text:style-name="P1"><text:span text:style-name="T1">Burned = 0.009 rocks/m</text:span><text:span text:style-name="T2">2</text:span></text:p>
      <text:p text:style-name="P1"><text:span text:style-name="T1">Unburned = 0.018 rocks/m</text:span><text:span text:style-name="T2">2</text:span></text:p>
      <text:p text:style-name="P2"/>
      <text:p text:style-name="P1"><text:span text:style-name="T1">With sampled areas equal to 27,800 m</text:span><text:span text:style-name="T2">2</text:span><text:span text:style-name="T1"> for burned, and 18,700 m</text:span><text:span text:style-name="T2">2</text:span><text:span text:style-name="T1"> for unburned, that means there were an estimated (0.009 x 27800) = 250 rocks in the burned plot, and (0.018 x 18700) = 336 rocks in the </text:span><text:span text:style-name="T3">un</text:span><text:span text:style-name="T1">burned plot. Since we recorded 103 in the burned and 100 in the unburned plots, we missed between 60-70% of the rocks that were present, according to these estima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4:24:27</meta:creation-date>
    <dc:date>2013-11-15T14:31:33</dc:date>
    <meta:editing-duration>P0D</meta:editing-duration>
    <meta:editing-cycles>2</meta:editing-cycles>
    <meta:generator>LibreOffice/4.0.3.3$Linux_x86 LibreOffice_project/400m0$Build-3</meta:generator>
    <meta:document-statistic meta:table-count="0" meta:image-count="0" meta:object-count="0" meta:page-count="1" meta:paragraph-count="6" meta:word-count="104" meta:character-count="575" meta:non-whitespace-character-count="477"/>
  </office:meta>
</office:document-meta>
</file>